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Times New Roman" fo:font-size="10pt" style:font-size-asian="10pt" style:font-size-complex="10pt"/>
    </style:style>
    <style:style style:name="P3" style:family="paragraph" style:parent-style-name="Preformatted_20_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Times New Roman" fo:font-size="10pt" officeooo:paragraph-rsid="001d7590" style:font-size-asian="10pt" style:font-size-complex="10pt"/>
    </style:style>
    <style:style style:name="P8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text-properties style:font-name="Times New Roman" fo:font-size="10pt" fo:font-weight="normal" officeooo:paragraph-rsid="001d7590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style:font-name="Times New Roman" fo:font-size="10pt" officeooo:paragraph-rsid="001d7590" style:font-size-asian="8.75pt" style:font-size-complex="10pt"/>
    </style:style>
    <style:style style:name="P12" style:family="paragraph" style:parent-style-name="Preformatted_20_Text">
      <style:text-properties style:font-name="Times New Roman" fo:font-size="10pt" officeooo:paragraph-rsid="001d8bf7" style:font-size-asian="8.75pt" style:font-size-complex="10pt"/>
    </style:style>
    <style:style style:name="P13" style:family="paragraph" style:parent-style-name="Preformatted_20_Text">
      <style:text-properties style:font-name="Times New Roman" fo:font-size="10pt" style:font-size-asian="10pt" style:font-size-complex="10pt"/>
    </style:style>
    <style:style style:name="P14" style:family="paragraph" style:parent-style-name="Preformatted_20_Text">
      <style:text-properties style:font-name="Times New Roman" fo:font-size="10pt" officeooo:paragraph-rsid="001d8bf7" style:font-size-asian="10pt" style:font-size-complex="10pt"/>
    </style:style>
    <style:style style:name="P15" style:family="paragraph" style:parent-style-name="Preformatted_20_Text">
      <style:text-properties style:font-name="Times New Roman" fo:font-size="10pt" officeooo:paragraph-rsid="001e0be0" style:font-size-asian="10pt" style:font-size-complex="10pt"/>
    </style:style>
    <style:style style:name="P16" style:family="paragraph" style:parent-style-name="Preformatted_20_Text">
      <style:text-properties style:font-name="Times New Roman" fo:font-size="11pt" officeooo:paragraph-rsid="001e0be0" style:font-size-asian="10pt" style:font-size-complex="10pt"/>
    </style:style>
    <style:style style:name="P17" style:family="paragraph" style:parent-style-name="Preformatted_20_Text">
      <style:text-properties style:font-name="Times New Roman" fo:font-size="11pt" officeooo:paragraph-rsid="001f51aa" style:font-size-asian="10pt" style:font-size-complex="10pt"/>
    </style:style>
    <style:style style:name="P18" style:family="paragraph" style:parent-style-name="Preformatted_20_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Times New Roman" fo:font-size="11pt" fo:font-weight="bold" officeooo:paragraph-rsid="001f51aa" style:font-size-asian="11pt" style:font-weight-asian="bold" style:font-size-complex="11pt" style:font-weight-complex="bold"/>
    </style:style>
    <style:style style:name="T1" style:family="text">
      <style:text-properties officeooo:rsid="001b8c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be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d7590"/>
    </style:style>
    <style:style style:name="T7" style:family="text">
      <style:text-properties fo:font-weight="normal" officeooo:rsid="001d7590" style:font-weight-asian="normal" style:font-weight-complex="normal"/>
    </style:style>
    <style:style style:name="T8" style:family="text">
      <style:text-properties fo:font-weight="normal" officeooo:rsid="001f51aa" style:font-weight-asian="normal" style:font-weight-complex="normal"/>
    </style:style>
    <style:style style:name="T9" style:family="text">
      <style:text-properties officeooo:rsid="001d8bf7"/>
    </style:style>
    <style:style style:name="T10" style:family="text">
      <style:text-properties officeooo:rsid="001e0be0"/>
    </style:style>
    <style:style style:name="T11" style:family="text">
      <style:text-properties officeooo:rsid="001f51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em design document for <text:span text:style-name="T1">Twirl</text:span></text:p>
      <text:p text:style-name="P2"/>
      <text:p text:style-name="P3">Table of Contents</text:p>
      <text:p text:style-name="P2"/>
      <text:p text:style-name="P2"/>
      <text:p text:style-name="P3"><text:s text:c="2"/>Version: <text:span text:style-name="T1">0.1</text:span></text:p>
      <text:p text:style-name="P2"/>
      <text:p text:style-name="P2"><text:s text:c="2"/><text:span text:style-name="T2">Date</text:span> <text:span text:style-name="T1">19/4 - 2013</text:span></text:p>
      <text:p text:style-name="P2"/>
      <text:p text:style-name="P2"><text:s text:c="2"/><text:span text:style-name="T2">Author</text:span> <text:span text:style-name="T1">Eric Arnebäck</text:span></text:p>
      <text:p text:style-name="P2"/>
      <text:p text:style-name="P2">This version overrides all previous versions.</text:p>
      <text:p text:style-name="P2"/>
      <text:p text:style-name="P9">1 <text:span text:style-name="T2">Introduction</text:span></text:p>
      <text:p text:style-name="P11"><text:span text:style-name="T7"/></text:p>
      <text:p text:style-name="P11"><text:span text:style-name="T7"/></text:p>
      <text:p text:style-name="P5">1.1 Design goals</text:p>
      <text:p text:style-name="P12"><text:span text:style-name="T7"/></text:p>
      <text:p text:style-name="P12"><text:span text:style-name="T7">The design should use MVC in a way that <text:s/>makes it easy to reuse the model when porting the game to other platforms. The physics engine should also be easily replacable. The model should be testable. </text:span></text:p>
      <text:p text:style-name="P12"><text:span text:style-name="T7"/></text:p>
      <text:p text:style-name="P2"><text:span text:style-name="T4">1.2 Definitions, acronyms and abbreviations</text:span> </text:p>
      <text:p text:style-name="P14"><text:span text:style-name="T9">(TODO: write definitions of terms here that we use throughout the document)</text:span></text:p>
      <text:p text:style-name="P2"/>
      <text:p text:style-name="P1">2 System design</text:p>
      <text:p text:style-name="P14"><text:span text:style-name="T9"/></text:p>
      <text:p text:style-name="P2"><text:span text:style-name="T4">2.1 Overview</text:span> </text:p>
      <text:p text:style-name="P14"><text:span text:style-name="T9">The game uses a MVC model. </text:span></text:p>
      <text:p text:style-name="P15"><text:span text:style-name="T10">(TOOD: describe the model)<text:tab/></text:span></text:p>
      <text:p text:style-name="P16"><text:span text:style-name="T10"/></text:p>
      <text:p text:style-name="P2"/>
      <text:p text:style-name="P5">2.2 Software decomposition</text:p>
      <text:p text:style-name="P19"><text:span text:style-name="T11">(</text:span><text:span text:style-name="T8">this section basically describes the package structure of the java application)</text:span></text:p>
      <text:p text:style-name="P17"><text:span text:style-name="T3">2.2.1 General</text:span><text:span text:style-name="T10"> </text:span></text:p>
      <text:p text:style-name="P2"/>
      <text:p text:style-name="P2"/>
      <text:p text:style-name="P2">Package diagram. For each package an UML class diagram in </text:p>
      <text:p text:style-name="P2">appendix</text:p>
      <text:p text:style-name="P2"/>
      <text:p text:style-name="P2"><text:span text:style-name="T4">2.2.2 Decomposition into subsystems</text:span> </text:p>
      <text:p text:style-name="P2"/>
      <text:p text:style-name="P5">2.2.3 Layering</text:p>
      <text:p text:style-name="P5"/>
      <text:p text:style-name="P5">2.2.4 Dependency analysis</text:p>
      <text:p text:style-name="P5"/>
      <text:p text:style-name="P5">2.3 Concurrency issues</text:p>
      <text:p text:style-name="P5"/>
      <text:p text:style-name="P5">2.4 Persistent data management</text:p>
      <text:p text:style-name="P5"/>
      <text:p text:style-name="P5">2.5 Access control and security</text:p>
      <text:p text:style-name="P5"/>
      <text:p text:style-name="P5">2.6 Boundary conditions </text:p>
      <text:p text:style-name="P5"/>
      <text:p text:style-name="P1">3 References</text:p>
      <text:p text:style-name="P10"><text:span text:style-name="T6">(TODO: Cite important design sources here. Ie, mvc. Not anything related to code details!)</text:span></text:p>
      <text:p text:style-name="P2"/>
      <text:p text:style-name="P2"><text:s text:c="2"/><text:span text:style-name="T5">APPENDIX</text:span> </text:p>
      <text:p text:style-name="P7"><text:span text:style-name="T6">(TODO: we should put a class diagram </text:span><text:span text:style-name="T11">for all the packages.</text:span><text:span text:style-name="T6">)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1:58:02</meta:creation-date>
    <dc:date>2013-04-19T12:20:09</dc:date>
    <meta:editing-duration>PT7M7S</meta:editing-duration>
    <meta:editing-cycles>5</meta:editing-cycles>
    <meta:generator>LibreOffice/3.6$MacOSX_x86 LibreOffice_project/e29a214-2bbed72-0621de6-a97528c-8f066d</meta:generator>
    <meta:document-statistic meta:table-count="0" meta:image-count="0" meta:object-count="0" meta:page-count="2" meta:paragraph-count="31" meta:word-count="175" meta:character-count="1118" meta:non-whitespace-character-count="955"/>
  </office:meta>
</office:document-meta>
</file>